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05cm"/>
    </style:style>
    <style:style style:name="co2" style:family="table-column">
      <style:table-column-properties fo:break-before="auto" style:column-width="1.044cm"/>
    </style:style>
    <style:style style:name="co3" style:family="table-column">
      <style:table-column-properties fo:break-before="auto" style:column-width="5.006cm"/>
    </style:style>
    <style:style style:name="co4" style:family="table-column">
      <style:table-column-properties fo:break-before="auto" style:column-width="0.45cm"/>
    </style:style>
    <style:style style:name="co5" style:family="table-column">
      <style:table-column-properties fo:break-before="auto" style:column-width="0.43cm"/>
    </style:style>
    <style:style style:name="co6" style:family="table-column">
      <style:table-column-properties fo:break-before="auto" style:column-width="0.487cm"/>
    </style:style>
    <style:style style:name="co7" style:family="table-column">
      <style:table-column-properties fo:break-before="auto" style:column-width="1.983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1.40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25cm" fo:break-before="auto" style:use-optimal-row-height="false"/>
    </style:style>
    <style:style style:name="ro3" style:family="table-row">
      <style:table-row-properties style:row-height="0.8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b3cac7"/>
    </style:style>
    <style:style style:name="ce4" style:family="table-cell" style:parent-style-name="Default">
      <style:table-cell-properties fo:wrap-option="wrap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background-color="#bbe33d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 style:data-style-name="N104">
      <style:text-properties fo:color="#2a6099"/>
    </style:style>
    <style:style style:name="ce14" style:family="table-cell" style:parent-style-name="Default" style:data-style-name="N104"/>
    <style:style style:name="ce8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USB-C 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3" office:value-type="string" calcext:value-type="string">
            <text:p>Component Count: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Qn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mp nam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LC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Tinker:CP_EIA-6032-28-Tantalumm_HandSolder</text:p>
          </table:table-cell>
          <table:table-cell/>
          <table:table-cell office:value-type="string" calcext:value-type="string">
            <text:p>C89246</text:p>
          </table:table-cell>
          <table:table-cell table:style-name="ce11" office:value-type="float" office:value="50" calcext:value-type="float">
            <text:p>50</text:p>
          </table:table-cell>
          <table:table-cell table:style-name="ce13" office:value-type="currency" office:currency="CAD" office:value="7.27" calcext:value-type="currency">
            <text:p>$7.27</text:p>
          </table:table-cell>
          <table:table-cell/>
          <table:table-cell table:style-name="ce14" table:formula="of:=[.I3]/[.H3]*[.B3]" office:value-type="currency" office:currency="CAD" office:value="0.1454" calcext:value-type="currency">
            <text:p>$0.15</text:p>
          </table:table-cell>
        </table:table-row>
        <table:table-row table:style-name="ro1">
          <table:table-cell office:value-type="string" calcext:value-type="string">
            <text:p>C2, C3, C4, 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.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559769</text:p>
          </table:table-cell>
          <table:table-cell table:style-name="ce11" office:value-type="float" office:value="200" calcext:value-type="float">
            <text:p>200</text:p>
          </table:table-cell>
          <table:table-cell table:style-name="ce14" office:value-type="currency" office:currency="CAD" office:value="6.5" calcext:value-type="currency">
            <text:p>$6.50</text:p>
          </table:table-cell>
          <table:table-cell/>
          <table:table-cell table:style-name="ce8" table:formula="of:=[.I4]/[.H4]*[.B4]" office:value-type="currency" office:currency="CAD" office:value="0.0975" calcext:value-type="currency">
            <text:p>$0.10</text:p>
          </table:table-cell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4663</text:p>
          </table:table-cell>
          <table:table-cell table:style-name="ce11" office:value-type="float" office:value="1000" calcext:value-type="float">
            <text:p>1000</text:p>
          </table:table-cell>
          <table:table-cell table:style-name="ce14" office:value-type="currency" office:currency="CAD" office:value="2.5" calcext:value-type="currency">
            <text:p>$2.50</text:p>
          </table:table-cell>
          <table:table-cell/>
          <table:table-cell table:style-name="ce8" table:formula="of:=[.I5]/[.H5]*[.B5]" office:value-type="currency" office:currency="CAD" office:value="0.0025" calcext:value-type="currency">
            <text:p>$0.00</text:p>
          </table:table-cell>
        </table:table-row>
        <table:table-row table:style-name="ro1">
          <table:table-cell office:value-type="string" calcext:value-type="string">
            <text:p>D1, D2, D3, D4, 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GB1010603NR</text:p>
          </table:table-cell>
          <table:table-cell office:value-type="string" calcext:value-type="string">
            <text:p>PGB1010603NR</text:p>
          </table:table-cell>
          <table:table-cell office:value-type="string" calcext:value-type="string">
            <text:p>Tinker:PGB1010603NRHF</text:p>
          </table:table-cell>
          <table:table-cell office:value-type="string" calcext:value-type="string">
            <text:p>ESD Suppressors / TVS Diodes 0603 24VDC .06pF</text:p>
          </table:table-cell>
          <table:table-cell office:value-type="string" calcext:value-type="string">
            <text:p>C10677</text:p>
          </table:table-cell>
          <table:table-cell office:value-type="float" office:value="200" calcext:value-type="float">
            <text:p>200</text:p>
          </table:table-cell>
          <table:table-cell table:style-name="ce14" office:value-type="currency" office:currency="CAD" office:value="7.3" calcext:value-type="currency">
            <text:p>$7.30</text:p>
          </table:table-cell>
          <table:table-cell/>
          <table:table-cell table:style-name="ce8" table:formula="of:=[.I6]/[.H6]*[.B6]" office:value-type="currency" office:currency="CAD" office:value="0.146" calcext:value-type="currency">
            <text:p>$0.15</text:p>
          </table:table-cell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T60A</text:p>
          </table:table-cell>
          <table:table-cell office:value-type="string" calcext:value-type="string">
            <text:p>BAT60A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10V 3A High Current Recitifier Schottky Diode, SOD-323</text:p>
          </table:table-cell>
          <table:table-cell office:value-type="string" calcext:value-type="string">
            <text:p>C5355496</text:p>
          </table:table-cell>
          <table:table-cell office:value-type="float" office:value="100" calcext:value-type="float">
            <text:p>100</text:p>
          </table:table-cell>
          <table:table-cell table:style-name="ce14" office:value-type="currency" office:currency="CAD" office:value="3.88" calcext:value-type="currency">
            <text:p>$3.88</text:p>
          </table:table-cell>
          <table:table-cell/>
          <table:table-cell table:style-name="ce8" table:formula="of:=[.I7]/[.H7]*[.B7]" office:value-type="currency" office:currency="CAD" office:value="0.0388" calcext:value-type="currency">
            <text:p>$0.04</text:p>
          </table:table-cell>
        </table:table-row>
        <table:table-row table:style-name="ro1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lu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C434421</text:p>
          </table:table-cell>
          <table:table-cell office:value-type="float" office:value="50" calcext:value-type="float">
            <text:p>50</text:p>
          </table:table-cell>
          <table:table-cell table:style-name="ce14" office:value-type="currency" office:currency="CAD" office:value="0.76" calcext:value-type="currency">
            <text:p>$0.76</text:p>
          </table:table-cell>
          <table:table-cell/>
          <table:table-cell table:style-name="ce8" table:formula="of:=[.I8]/[.H8]*[.B8]" office:value-type="currency" office:currency="CAD" office:value="0.0152" calcext:value-type="currency">
            <text:p>$0.02</text:p>
          </table:table-cell>
        </table:table-row>
        <table:table-row table:style-name="ro1">
          <table:table-cell office:value-type="string" calcext:value-type="string">
            <text:p>D7, D8, 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yellow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C434424</text:p>
          </table:table-cell>
          <table:table-cell office:value-type="float" office:value="50" calcext:value-type="float">
            <text:p>50</text:p>
          </table:table-cell>
          <table:table-cell table:style-name="ce14" office:value-type="currency" office:currency="CAD" office:value="0.83" calcext:value-type="currency">
            <text:p>$0.83</text:p>
          </table:table-cell>
          <table:table-cell/>
          <table:table-cell table:style-name="ce8" table:formula="of:=[.I9]/[.H9]*[.B9]" office:value-type="currency" office:currency="CAD" office:value="0.0332" calcext:value-type="currency">
            <text:p>$0.03</text:p>
          </table:table-cell>
        </table:table-row>
        <table:table-row table:style-name="ro1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C434420</text:p>
          </table:table-cell>
          <table:table-cell office:value-type="float" office:value="50" calcext:value-type="float">
            <text:p>50</text:p>
          </table:table-cell>
          <table:table-cell table:style-name="ce14" office:value-type="currency" office:currency="CAD" office:value="0.72" calcext:value-type="currency">
            <text:p>$0.72</text:p>
          </table:table-cell>
          <table:table-cell/>
          <table:table-cell table:style-name="ce8" table:formula="of:=[.I10]/[.H10]*[.B10]" office:value-type="currency" office:currency="CAD" office:value="0.0144" calcext:value-type="currency">
            <text:p>$0.01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USB_C_Receptacle_USB2.0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Tinker:USB_C_Receptacle_HRO_TYPE-C-31-M-12</text:p>
          </table:table-cell>
          <table:table-cell office:value-type="string" calcext:value-type="string">
            <text:p>USB 2.0-only Type-C Receptacle connector</text:p>
          </table:table-cell>
          <table:table-cell office:value-type="string" calcext:value-type="string">
            <text:p>C2765186</text:p>
          </table:table-cell>
          <table:table-cell office:value-type="float" office:value="100" calcext:value-type="float">
            <text:p>100</text:p>
          </table:table-cell>
          <table:table-cell table:style-name="ce13" office:value-type="currency" office:currency="CAD" office:value="5.75" calcext:value-type="currency">
            <text:p>$5.75</text:p>
          </table:table-cell>
          <table:table-cell/>
          <table:table-cell table:style-name="ce8" table:formula="of:=[.I11]/[.H11]*[.B11]" office:value-type="currency" office:currency="CAD" office:value="0.0575" calcext:value-type="currency">
            <text:p>$0.06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onn_01x04_Male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Tinker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<text:s/></text:p>
          </table:table-cell>
          <table:table-cell/>
          <table:table-cell table:style-name="ce14"/>
          <table:table-cell/>
          <table:table-cell table:style-name="ce8"/>
        </table:table-row>
        <table:table-row table:style-name="ro1">
          <table:table-cell office:value-type="string" calcext:value-type="string">
            <text:p>J3, J4, J5, J6, 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Conn_01x02_Male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Tinker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<text:s/></text:p>
          </table:table-cell>
          <table:table-cell/>
          <table:table-cell table:style-name="ce14"/>
          <table:table-cell/>
          <table:table-cell table:style-name="ce8"/>
        </table:table-row>
        <table:table-row table:style-name="ro2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QWIIC_Stackable</text:p>
          </table:table-cell>
          <table:table-cell office:value-type="string" calcext:value-type="string">
            <text:p>QWIIC_Stackable</text:p>
          </table:table-cell>
          <table:table-cell office:value-type="string" calcext:value-type="string">
            <text:p>Tinker:QWIIC_Stackable</text:p>
          </table:table-cell>
          <table:table-cell office:value-type="string" calcext:value-type="string">
            <text:p>A stackable version of the horizontal QWIIC connector</text:p>
          </table:table-cell>
          <table:table-cell office:value-type="string" calcext:value-type="string">
            <text:p>C145956, </text:p>
          </table:table-cell>
          <table:table-cell office:value-type="float" office:value="94" calcext:value-type="float">
            <text:p>94</text:p>
          </table:table-cell>
          <table:table-cell table:style-name="ce14" office:value-type="currency" office:currency="CAD" office:value="7.55" calcext:value-type="currency">
            <text:p>$7.55</text:p>
          </table:table-cell>
          <table:table-cell office:value-type="string" calcext:value-type="string">
            <text:p>(full tube)</text:p>
          </table:table-cell>
          <table:table-cell table:style-name="ce8" table:formula="of:=[.I14]/[.H14]*[.B14]" office:value-type="currency" office:currency="CAD" office:value="0.0803191489361702" calcext:value-type="currency">
            <text:p>$0.08</text:p>
          </table:table-cell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MP3013SFV</text:p>
          </table:table-cell>
          <table:table-cell office:value-type="string" calcext:value-type="string">
            <text:p>DMP3013SFV</text:p>
          </table:table-cell>
          <table:table-cell office:value-type="string" calcext:value-type="string">
            <text:p>Package_SON:Diodes_PowerDI3333-8</text:p>
          </table:table-cell>
          <table:table-cell office:value-type="string" calcext:value-type="string">
            <text:p>-12A Id, -30V Vds, P-Channel Power MOSFET, 9.5mOhm Ron, 33.7nC Qg (typ), PowerDI3333-8</text:p>
          </table:table-cell>
          <table:table-cell office:value-type="string" calcext:value-type="string">
            <text:p>C264098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currency" office:currency="CAD" office:value="4.28" calcext:value-type="currency">
            <text:p>$4.28</text:p>
          </table:table-cell>
          <table:table-cell/>
          <table:table-cell table:style-name="ce8" table:formula="of:=[.I15]/[.H15]*[.B15]" office:value-type="currency" office:currency="CAD" office:value="0.428" calcext:value-type="currency">
            <text:p>$0.43</text:p>
          </table:table-cell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k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nker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23186</text:p>
          </table:table-cell>
          <table:table-cell table:style-name="ce11" office:value-type="float" office:value="1000" calcext:value-type="float">
            <text:p>1000</text:p>
          </table:table-cell>
          <table:table-cell table:style-name="ce13" office:value-type="currency" office:currency="CAD" office:value="1.1" calcext:value-type="currency">
            <text:p>$1.10</text:p>
          </table:table-cell>
          <table:table-cell/>
          <table:table-cell table:style-name="ce8" table:formula="of:=[.I16]/[.H16]*[.B16]" office:value-type="currency" office:currency="CAD" office:value="0.0022" calcext:value-type="currency">
            <text:p>$0.00</text:p>
          </table:table-cell>
        </table:table-row>
        <table:table-row table:style-name="ro3">
          <table:table-cell table:style-name="ce4" office:value-type="string" calcext:value-type="string">
            <text:p>R3, R8, R9, R10, R11, R12, R13, R14, R15, 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2119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4" office:value-type="currency" office:currency="CAD" office:value="0.9" calcext:value-type="currency">
            <text:p>$0.90</text:p>
          </table:table-cell>
          <table:table-cell/>
          <table:table-cell table:style-name="ce8" table:formula="of:=[.I17]/[.H17]*[.B17]" office:value-type="currency" office:currency="CAD" office:value="0.0081" calcext:value-type="currency">
            <text:p>$0.01</text:p>
          </table:table-cell>
        </table:table-row>
        <table:table-row table:style-name="ro1">
          <table:table-cell office:value-type="string" calcext:value-type="string">
            <text:p>R4, R6, R16, R17, 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25803</text:p>
          </table:table-cell>
          <table:table-cell table:style-name="ce11" office:value-type="float" office:value="1000" calcext:value-type="float">
            <text:p>1000</text:p>
          </table:table-cell>
          <table:table-cell table:style-name="ce14" office:value-type="currency" office:currency="CAD" office:value="1.1" calcext:value-type="currency">
            <text:p>$1.10</text:p>
          </table:table-cell>
          <table:table-cell/>
          <table:table-cell table:style-name="ce8" table:formula="of:=[.I18]/[.H18]*[.B18]" office:value-type="currency" office:currency="CAD" office:value="0.0044" calcext:value-type="currency">
            <text:p>$0.00</text:p>
          </table:table-cell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22775</text:p>
          </table:table-cell>
          <table:table-cell table:style-name="ce11" office:value-type="float" office:value="1000" calcext:value-type="float">
            <text:p>1000</text:p>
          </table:table-cell>
          <table:table-cell table:style-name="ce14" office:value-type="currency" office:currency="CAD" office:value="1.1" calcext:value-type="currency">
            <text:p>$1.10</text:p>
          </table:table-cell>
          <table:table-cell/>
          <table:table-cell table:style-name="ce8" table:formula="of:=[.I19]/[.H19]*[.B19]" office:value-type="currency" office:currency="CAD" office:value="0.0011" calcext:value-type="currency">
            <text:p>$0.00</text:p>
          </table:table-cell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318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4" office:value-type="currency" office:currency="CAD" office:value="1.1" calcext:value-type="currency">
            <text:p>$1.10</text:p>
          </table:table-cell>
          <table:table-cell/>
          <table:table-cell table:style-name="ce8" table:formula="of:=[.I20]/[.H20]*[.B20]" office:value-type="currency" office:currency="CAD" office:value="0.0011" calcext:value-type="currency">
            <text:p>$0.00</text:p>
          </table:table-cell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W_Push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Tinker:SW_Push_TS273014TP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C2858276</text:p>
          </table:table-cell>
          <table:table-cell office:value-type="float" office:value="50" calcext:value-type="float">
            <text:p>50</text:p>
          </table:table-cell>
          <table:table-cell table:style-name="ce13" office:value-type="currency" office:currency="CAD" office:value="6.21" calcext:value-type="currency">
            <text:p>$6.21</text:p>
          </table:table-cell>
          <table:table-cell/>
          <table:table-cell table:style-name="ce8" table:formula="of:=[.I21]/[.H21]*[.B21]" office:value-type="currency" office:currency="CAD" office:value="0.1242" calcext:value-type="currency">
            <text:p>$0.12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MS1117-3.3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Tinker:SOT-223-3_TabPin2</text:p>
          </table:table-cell>
          <table:table-cell office:value-type="string" calcext:value-type="string">
            <text:p>1A Low Dropout regulator, positive, 3.3V fixed output, SOT-223</text:p>
          </table:table-cell>
          <table:table-cell office:value-type="string" calcext:value-type="string">
            <text:p>C6186</text:p>
          </table:table-cell>
          <table:table-cell/>
          <table:table-cell table:style-name="ce14"/>
          <table:table-cell/>
          <table:table-cell table:style-name="ce8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USB4500QTR</text:p>
          </table:table-cell>
          <table:table-cell office:value-type="string" calcext:value-type="string">
            <text:p>STUSB4500QTR</text:p>
          </table:table-cell>
          <table:table-cell office:value-type="string" calcext:value-type="string">
            <text:p>Package_DFN_QFN:QFN-24-1EP_4x4mm_P0.5mm_EP2.7x2.7mm</text:p>
          </table:table-cell>
          <table:table-cell office:value-type="string" calcext:value-type="string">
            <text:p>Stand-alone USB PD controller (with sink Auto-run mode), QFN-24</text:p>
          </table:table-cell>
          <table:table-cell office:value-type="string" calcext:value-type="string">
            <text:p>C2678061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currency" office:currency="CAD" office:value="45.99" calcext:value-type="currency">
            <text:p>$45.99</text:p>
          </table:table-cell>
          <table:table-cell/>
          <table:table-cell table:style-name="ce8" table:formula="of:=[.I23]/[.H23]*[.B23]" office:value-type="currency" office:currency="CAD" office:value="4.599" calcext:value-type="currency">
            <text:p>$4.6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14" table:formula="of:=SUM([.I3:.I23])" office:value-type="currency" office:currency="CAD" office:value="104.84" calcext:value-type="currency">
            <text:p>$104.84</text:p>
          </table:table-cell>
          <table:table-cell/>
          <table:table-cell table:style-name="ce8" table:formula="of:=SUM([.K3:.K23])" office:value-type="currency" office:currency="CAD" office:value="5.79891914893617" calcext:value-type="currency">
            <text:p>$5.80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8"/>
          <table:table-cell table:style-name="ce14"/>
          <table:table-cell table:number-columns-repeated="2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00-00-00</text:date>, <text:time style:data-style-name="N2" text:time-value="17:21:28.702099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1T17:47:52.253991630</dc:date>
    <meta:editing-duration>PT2H32M51S</meta:editing-duration>
    <meta:editing-cycles>5</meta:editing-cycles>
    <meta:generator>LibreOffice/7.0.4.2$Linux_X86_64 LibreOffice_project/00$Build-2</meta:generator>
    <meta:document-statistic meta:table-count="1" meta:cell-count="212" meta:object-count="0"/>
  </office:meta>
</office:document-meta>
</file>